
<file path=META-INF/manifest.xml><?xml version="1.0" encoding="utf-8"?>
<manifest:manifest xmlns:manifest="urn:oasis:names:tc:opendocument:xmlns:manifest:1.0"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4/" manifest:media-type="application/vnd.oasis.opendocument.chart"/>
  <manifest:file-entry manifest:full-path="Object 1/" manifest:media-type="application/vnd.oasis.opendocument.chart"/>
  <manifest:file-entry manifest:full-path="Object 6/" manifest:media-type="application/vnd.oasis.opendocument.chart"/>
  <manifest:file-entry manifest:full-path="/" manifest:media-type="application/vnd.oasis.opendocument.spreadsheet"/>
  <manifest:file-entry manifest:full-path="Object 3/" manifest:media-type="application/vnd.oasis.opendocument.chart"/>
  <manifest:file-entry manifest:full-path="Object 1/styles.xml" manifest:media-type="text/xml"/>
  <manifest:file-entry manifest:full-path="Object 7/content.xml" manifest:media-type="text/xml"/>
  <manifest:file-entry manifest:full-path="Object 1/content.xml" manifest:media-type="text/xml"/>
  <manifest:file-entry manifest:full-path="Object 5/styles.xml" manifest:media-type="text/xml"/>
  <manifest:file-entry manifest:full-path="META-INF/manifes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3/content.xml" manifest:media-type="text/xml"/>
  <manifest:file-entry manifest:full-path="Object 6/styles.xml" manifest:media-type="text/xml"/>
  <manifest:file-entry manifest:full-path="content.xml" manifest:media-type="text/xml"/>
  <manifest:file-entry manifest:full-path="meta.xml" manifest:media-type="text/xml"/>
  <manifest:file-entry manifest:full-path="Object 3/styles.xml" manifest:media-type="text/xml"/>
  <manifest:file-entry manifest:full-path="Object 4/content.xml" manifest:media-type="text/xml"/>
  <manifest:file-entry manifest:full-path="Object 7/styles.xml" manifest:media-type="text/xml"/>
  <manifest:file-entry manifest:full-path="Object 5/content.xml" manifest:media-type="text/xml"/>
  <manifest:file-entry manifest:full-path="mimetype" manifest:media-type="text/plain"/>
  <manifest:file-entry manifest:full-path="styles.xml" manifest:media-type="text/xml"/>
  <manifest:file-entry manifest:full-path="Object 4/styles.xml" manifest:media-type="text/xml"/>
  <manifest:file-entry manifest:full-path="Object 6/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3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4" style:family="table-cell" style:parent-style-name="Normal_32_2" style:data-style-name="N0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5" style:family="table-cell" style:parent-style-name="Normal_32_2" style:data-style-name="N1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6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7" style:family="table-cell" style:parent-style-name="Normal_32_2" style:data-style-name="N1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8" style:family="table-cell" style:parent-style-name="Normal_32_2" style:data-style-name="N0">
      <style:table-cell-properties fo:border-top="thin solid #000000" fo:border-bottom="thin solid #000000" fo:border-left="thin solid #000000" fo:border-right="none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9" style:family="table-cell" style:parent-style-name="Normal_32_2" style:data-style-name="N0">
      <style:table-cell-properties fo:border-top="thin solid #000000" fo:border-bottom="thin solid #000000" fo:border-left="none" fo:border-right="thin solid #000000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10" style:family="table-cell" style:parent-style-name="Default" style:data-style-name="N0"/>
    <style:style style:name="ce11" style:family="table-cell" style:parent-style-name="Normal_32_2" style:data-style-name="N1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12" style:family="table-cell" style:parent-style-name="Normal_32_2" style:data-style-name="N13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13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14" style:family="table-cell" style:parent-style-name="Normal_32_2" style:data-style-name="N0">
      <style:table-cell-properties fo:border="thin solid #000000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15" style:family="table-cell" style:parent-style-name="Normal_32_2" style:data-style-name="N36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16" style:family="table-cell" style:parent-style-name="Normal_32_2" style:data-style-name="N36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17" style:family="table-cell" style:parent-style-name="Normal_32_2" style:data-style-name="N1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18" style:family="table-cell" style:parent-style-name="Normal_32_2" style:data-style-name="N1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19" style:family="table-cell" style:parent-style-name="Normal_32_2" style:data-style-name="N0">
      <style:table-cell-properties fo:border-top="thin solid #000000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20" style:family="table-cell" style:parent-style-name="Normal_32_2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21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22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23" style:family="table-cell" style:parent-style-name="Normal_32_2" style:data-style-name="N36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24" style:family="table-cell" style:parent-style-name="Normal_32_2" style:data-style-name="N13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25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26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27" style:family="table-cell" style:parent-style-name="Normal_32_2" style:data-style-name="N36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28" style:family="table-cell" style:parent-style-name="Normal_32_2" style:data-style-name="N37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29" style:family="table-cell" style:parent-style-name="Normal_32_2" style:data-style-name="N0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30" style:family="table-cell" style:parent-style-name="Normal_32_2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31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32" style:family="table-cell" style:parent-style-name="Normal_32_2" style:data-style-name="N1">
      <style:table-cell-properties fo:border-top="thin solid #000000" fo:border-bottom="thin solid #000000" fo:border-left="none" fo:border-right="thin solid #000000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33" style:family="table-cell" style:parent-style-name="Normal_32_2" style:data-style-name="N1">
      <style:table-cell-properties fo:border="thin solid #000000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34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35" style:family="table-cell" style:parent-style-name="Normal_32_2" style:data-style-name="N36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36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37" style:family="table-cell" style:parent-style-name="Normal_32_2" style:data-style-name="N1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38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39" style:family="table-cell" style:parent-style-name="Normal_32_2" style:data-style-name="N1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40" style:family="table-cell" style:parent-style-name="Normal_32_2" style:data-style-name="N0">
      <style:table-cell-properties fo:border-top="thin solid #000000" fo:border-bottom="thin solid #000000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41" style:family="table-cell" style:parent-style-name="Normal_32_2" style:data-style-name="N0">
      <style:table-cell-properties fo:border-top="thin solid #000000" fo:border-bottom="thin solid #000000" fo:border-left="none" fo:border-right="none" style:vertical-align="automatic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42" style:family="table-cell" style:parent-style-name="Normal_32_2" style:data-style-name="N0">
      <style:table-cell-properties fo:border-top="thin solid #000000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43" style:family="table-cell" style:parent-style-name="Normal_32_2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3.96875cm"/>
    </style:style>
    <style:style style:name="co3" style:family="table-column">
      <style:table-column-properties fo:break-before="auto" style:column-width="3.70416666666667cm" style:use-optimal-column-width="true"/>
    </style:style>
    <style:style style:name="co4" style:family="table-column">
      <style:table-column-properties fo:break-before="auto" style:column-width="4.28625cm" style:use-optimal-column-width="true"/>
    </style:style>
    <style:style style:name="co5" style:family="table-column">
      <style:table-column-properties fo:break-before="auto" style:column-width="5.74145833333333cm"/>
    </style:style>
    <style:style style:name="co6" style:family="table-column">
      <style:table-column-properties fo:break-before="auto" style:column-width="5.371041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6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false"/>
      <table:table table:name="Fig__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">
            <text:p>Title:</text:p>
          </table:table-cell>
          <table:table-cell office:value-type="string" table:style-name="ce1">
            <text:p>Figure 1: Top 10 humanitarian donors to the Democratic Republic of the Congo, 20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ource:</text:p>
          </table:table-cell>
          <table:table-cell office:value-type="string" table:style-name="ce1">
            <text:p>UN OCHA Financial Tracking Service (FTS). Data downloaded 15 October 20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otes:</text:p>
          </table:table-cell>
          <table:table-cell office:value-type="string" table:style-name="ce10">
            <text:p>‘Various donors (details not yet provided)’ is omitted from this chart, if included it would feature as the eighth-largest humanitarian donor. EU institutions include contributions/commitments from the European Commission’s Humanitarian Aid and Civil Protection Department and the European Commission; UK: United Kingdom; US: United States; CHF: Common Humanitarian Fund; CERF: Central Emergency Response Fund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38">
            <text:p>Donor</text:p>
          </table:table-cell>
          <table:table-cell office:value-type="string" table:style-name="ce38">
            <text:p>US$ mil</text:p>
          </table:table-cell>
          <table:table-cell/>
          <table:table-cell table:style-name="ce1">
            <draw:frame xmlns:presentation="urn:oasis:names:tc:opendocument:xmlns:presentation:1.0" draw:z-index="1" draw:id="id0" draw:style-name="a0" draw:name="Chart 1" svg:x="0in" svg:y="0.02083in" svg:width="5in" svg:height="2.88333in" style:rel-width="scale" style:rel-height="scale">
              <draw:object xlink:href="Object 1/" xlink:type="simple" xlink:show="embed" xlink:actuate="onLoad"/>
              <svg:desc/>
            </draw:frame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38">
            <text:p>US</text:p>
          </table:table-cell>
          <table:table-cell office:value-type="float" office:value="143.148945" table:style-name="ce39">
            <text:p>143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38">
            <text:p>EU Institutions</text:p>
          </table:table-cell>
          <table:table-cell office:value-type="float" office:value="41.724345" table:style-name="ce39">
            <text:p>42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38">
            <text:p>UK</text:p>
          </table:table-cell>
          <table:table-cell office:value-type="float" office:value="40.363652000000002" table:style-name="ce39">
            <text:p>40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38">
            <text:p>Germany</text:p>
          </table:table-cell>
          <table:table-cell office:value-type="float" office:value="29.851057999999998" table:style-name="ce39">
            <text:p>30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38">
            <text:p>Sweden</text:p>
          </table:table-cell>
          <table:table-cell office:value-type="float" office:value="22.614837999999999" table:style-name="ce39">
            <text:p>23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38">
            <text:p>Canada</text:p>
          </table:table-cell>
          <table:table-cell office:value-type="float" office:value="17.004439000000001" table:style-name="ce39">
            <text:p>17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38">
            <text:p>CHF</text:p>
          </table:table-cell>
          <table:table-cell office:value-type="float" office:value="16.379355" table:style-name="ce39">
            <text:p>16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38">
            <text:p>Japan</text:p>
          </table:table-cell>
          <table:table-cell office:value-type="float" office:value="15.2" table:style-name="ce39">
            <text:p>15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38">
            <text:p>CERF</text:p>
          </table:table-cell>
          <table:table-cell office:value-type="float" office:value="12.600313" table:style-name="ce39">
            <text:p>13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38">
            <text:p>Belgium</text:p>
          </table:table-cell>
          <table:table-cell office:value-type="float" office:value="11.395042" table:style-name="ce39">
            <text:p>11</text:p>
          </table:table-cell>
          <table:table-cell table:number-columns-repeated="16381"/>
        </table:table-row>
        <table:table-row table:number-rows-repeated="1048561" table:style-name="ro1">
          <table:table-cell table:number-columns-repeated="16384"/>
        </table:table-row>
      </table:table>
      <table:table table:name="Fig__2" table:style-name="ta1">
        <table:table-column table:style-name="co1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1">
            <text:p>Title:</text:p>
          </table:table-cell>
          <table:table-cell office:value-type="string" table:style-name="ce1">
            <text:p>Appeals and response-plan trends, 2012–20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ource:</text:p>
          </table:table-cell>
          <table:table-cell office:value-type="string" table:style-name="ce1">
            <text:p>Development Initiatives based on UN OCHA FTS data. Data downloaded 15 October 2016.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otes:</text:p>
          </table:table-cell>
          <table:table-cell office:value-type="string" table:style-name="ce1">
            <text:p>This chart includes DRC’s humanitarian response plans only; it does not include funding reported under the Ebola Virus outbreak appeal, the Burundi Crisis appeal, the Central African Republic Crisis appeal, or the South Sudan Crisis appeal.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22">
            <text:p>Year</text:p>
          </table:table-cell>
          <table:table-cell office:value-type="string" table:style-name="ce22">
            <text:p>Met requirements</text:p>
          </table:table-cell>
          <table:table-cell office:value-type="string" table:style-name="ce22">
            <text:p>Unmet requirements</text:p>
          </table:table-cell>
          <table:table-cell office:value-type="string" table:style-name="ce22">
            <text:p>% of requirements met</text:p>
          </table:table-cell>
          <table:table-cell table:style-name="ce22"/>
          <table:table-cell table:number-columns-repeated="16378"/>
        </table:table-row>
        <table:table-row table:style-name="ro1">
          <table:table-cell table:style-name="ce1"/>
          <table:table-cell office:value-type="float" office:value="2012" table:style-name="ce22">
            <text:p>2012</text:p>
          </table:table-cell>
          <table:table-cell office:value-type="float" office:value="583.43172700000002" table:style-name="ce23">
            <text:p>583.4</text:p>
          </table:table-cell>
          <table:table-cell office:value-type="float" office:value="207.89929900000001" table:style-name="ce23">
            <text:p>207.9</text:p>
          </table:table-cell>
          <table:table-cell office:value-type="percentage" office:value="0.73727897407121257" table:style-name="ce24">
            <text:p>74%</text:p>
          </table:table-cell>
          <table:table-cell table:style-name="ce25"/>
          <table:table-cell table:number-columns-repeated="16378"/>
        </table:table-row>
        <table:table-row table:style-name="ro1">
          <table:table-cell table:style-name="ce1"/>
          <table:table-cell office:value-type="float" office:value="2013" table:style-name="ce22">
            <text:p>2013</text:p>
          </table:table-cell>
          <table:table-cell office:value-type="float" office:value="629.38183300000003" table:style-name="ce23">
            <text:p>629.4</text:p>
          </table:table-cell>
          <table:table-cell office:value-type="float" office:value="263.262137" table:style-name="ce23">
            <text:p>263.3</text:p>
          </table:table-cell>
          <table:table-cell office:value-type="percentage" office:value="0.70507599239145702" table:style-name="ce24">
            <text:p>71%</text:p>
          </table:table-cell>
          <table:table-cell table:style-name="ce25">
            <draw:frame xmlns:presentation="urn:oasis:names:tc:opendocument:xmlns:presentation:1.0" draw:z-index="1" draw:id="id1" draw:style-name="a1" draw:name="Chart 1" svg:x="0.65625in" svg:y="0.11458in" svg:width="5in" svg:height="2.88333in" style:rel-width="scale" style:rel-height="scale">
              <draw:object xlink:href="Object 2/" xlink:type="simple" xlink:show="embed" xlink:actuate="onLoad"/>
              <svg:desc/>
            </draw:frame>
          </table:table-cell>
          <table:table-cell table:number-columns-repeated="16378"/>
        </table:table-row>
        <table:table-row table:style-name="ro1">
          <table:table-cell table:style-name="ce1"/>
          <table:table-cell office:value-type="float" office:value="2014" table:style-name="ce22">
            <text:p>2014</text:p>
          </table:table-cell>
          <table:table-cell office:value-type="float" office:value="393.47897799999998" table:style-name="ce23">
            <text:p>393.5</text:p>
          </table:table-cell>
          <table:table-cell office:value-type="float" office:value="438.61827199999999" table:style-name="ce23">
            <text:p>438.6</text:p>
          </table:table-cell>
          <table:table-cell office:value-type="percentage" office:value="0.4728761908538936" table:style-name="ce24">
            <text:p>47%</text:p>
          </table:table-cell>
          <table:table-cell table:style-name="ce25"/>
          <table:table-cell table:number-columns-repeated="16378"/>
        </table:table-row>
        <table:table-row table:style-name="ro1">
          <table:table-cell table:style-name="ce1"/>
          <table:table-cell office:value-type="float" office:value="2015" table:style-name="ce22">
            <text:p>2015</text:p>
          </table:table-cell>
          <table:table-cell office:value-type="float" office:value="439.44831599999998" table:style-name="ce23">
            <text:p>439.4</text:p>
          </table:table-cell>
          <table:table-cell office:value-type="float" office:value="276.566641" table:style-name="ce23">
            <text:p>276.6</text:p>
          </table:table-cell>
          <table:table-cell office:value-type="percentage" office:value="0.61374181042421994" table:style-name="ce24">
            <text:p>61%</text:p>
          </table:table-cell>
          <table:table-cell table:style-name="ce25"/>
          <table:table-cell table:number-columns-repeated="16378"/>
        </table:table-row>
        <table:table-row table:style-name="ro1">
          <table:table-cell table:style-name="ce1"/>
          <table:table-cell office:value-type="float" office:value="2016" table:style-name="ce22">
            <text:p>2016</text:p>
          </table:table-cell>
          <table:table-cell office:value-type="float" office:value="365.17380300000002" table:style-name="ce23">
            <text:p>365.2</text:p>
          </table:table-cell>
          <table:table-cell office:value-type="float" office:value="324.82619699999998" table:style-name="ce23">
            <text:p>324.8</text:p>
          </table:table-cell>
          <table:table-cell office:value-type="percentage" office:value="0.52923739565217387" table:style-name="ce24">
            <text:p>53%</text:p>
          </table:table-cell>
          <table:table-cell table:style-name="ce25"/>
          <table:table-cell table:number-columns-repeated="16378"/>
        </table:table-row>
        <table:table-row table:number-rows-repeated="1048566" table:style-name="ro1">
          <table:table-cell table:number-columns-repeated="16384"/>
        </table:table-row>
      </table:table>
      <table:table table:name="Fig__3" table:style-name="ta1">
        <table:table-column table:style-name="co1" table:default-cell-style-name="ce1"/>
        <table:table-column table:style-name="co5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">
            <text:p>Title:</text:p>
          </table:table-cell>
          <table:table-cell office:value-type="string" table:style-name="ce1">
            <text:p>Channels of delivery of international humanitarian assistance to the Democratic Republic of the Congo, 20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ource:</text:p>
          </table:table-cell>
          <table:table-cell office:value-type="string" table:style-name="ce1">
            <text:p>Development Initiatives based on UN OCHA FTS data. Data downloaded and compiled 15 October 2016.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8">
            <text:p>Appealing Agency <text:s/>type</text:p>
          </table:table-cell>
          <table:table-cell office:value-type="string" table:style-name="ce14">
            <text:p>US$ mil</text:p>
          </table:table-cell>
          <table:table-cell office:value-type="string" table:style-name="ce9">
            <text:p>%</text:p>
          </table:table-cell>
          <table:table-cell table:style-name="ce1">
            <draw:frame xmlns:presentation="urn:oasis:names:tc:opendocument:xmlns:presentation:1.0" draw:z-index="1" draw:id="id2" draw:style-name="a2" draw:name="Chart 1" svg:x="0.58333in" svg:y="0.17708in" svg:width="5in" svg:height="2.875in" style:rel-width="scale" style:rel-height="scale">
              <draw:object xlink:href="Object 3/" xlink:type="simple" xlink:show="embed" xlink:actuate="onLoad"/>
              <svg:desc/>
            </draw:frame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4">
            <text:p>UN Agencies</text:p>
          </table:table-cell>
          <table:table-cell office:value-type="float" office:value="247.623774" table:style-name="ce15">
            <text:p>247.6</text:p>
          </table:table-cell>
          <table:table-cell office:value-type="percentage" office:value="0.59757507816006994" table:style-name="ce12">
            <text:p>60%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4">
            <text:p>NGOs</text:p>
          </table:table-cell>
          <table:table-cell office:value-type="float" office:value="103.76322" table:style-name="ce15">
            <text:p>103.8</text:p>
          </table:table-cell>
          <table:table-cell office:value-type="percentage" office:value="0.25040533588523911" table:style-name="ce12">
            <text:p>25%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4">
            <text:p>Red Cross / Red Crescent</text:p>
          </table:table-cell>
          <table:table-cell office:value-type="float" office:value="36.973305000000003" table:style-name="ce15">
            <text:p>37.0</text:p>
          </table:table-cell>
          <table:table-cell office:value-type="percentage" office:value="8.9225381183355629E-2" table:style-name="ce12">
            <text:p>9%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4">
            <text:p>Private Orgs. &amp; Foundations</text:p>
          </table:table-cell>
          <table:table-cell office:value-type="float" office:value="21.511635999999999" table:style-name="ce15">
            <text:p>21.5</text:p>
          </table:table-cell>
          <table:table-cell office:value-type="percentage" office:value="5.191269544276865E-2" table:style-name="ce12">
            <text:p>5%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4">
            <text:p>Other</text:p>
          </table:table-cell>
          <table:table-cell office:value-type="float" office:value="4.4352270000000003" table:style-name="ce15">
            <text:p>4.4</text:p>
          </table:table-cell>
          <table:table-cell office:value-type="percentage" office:value="1.0703257923783412E-2" table:style-name="ce13">
            <text:p>1.1%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6">
            <text:p>Government</text:p>
          </table:table-cell>
          <table:table-cell office:value-type="float" office:value="7.3863999999999999E-2" table:style-name="ce16">
            <text:p>0.1</text:p>
          </table:table-cell>
          <table:table-cell office:value-type="percentage" office:value="1.78251404783191E-4" table:style-name="ce21">
            <text:p>0.0%</text:p>
          </table:table-cell>
          <table:table-cell table:number-columns-repeated="16380"/>
        </table:table-row>
        <table:table-row table:style-name="ro1">
          <table:table-cell table:style-name="ce1"/>
          <table:table-cell table:style-name="ce26"/>
          <table:table-cell table:style-name="ce27"/>
          <table:table-cell table:style-name="ce28"/>
          <table:table-cell table:number-columns-repeated="16380"/>
        </table:table-row>
        <table:table-row table:number-rows-repeated="1048565" table:style-name="ro1">
          <table:table-cell table:number-columns-repeated="16384"/>
        </table:table-row>
      </table:table>
      <table:table table:name="Fig__4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Title</text:p>
          </table:table-cell>
          <table:table-cell office:value-type="string" table:style-name="ce1">
            <text:p>CERF pooled funding in the Democratic Republic of the Congo, 2012–20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ource:</text:p>
          </table:table-cell>
          <table:table-cell office:value-type="string" table:style-name="ce1">
            <text:p>Development Initiatives based on UN OCHA Financial Tracking Service. Data downloaded and compiled 15 October 20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otes:</text:p>
          </table:table-cell>
          <table:table-cell office:value-type="string" table:style-name="ce1">
            <text:p>CBPF: Country-based pooled fund; CERF: Central emergency response fund. CBPF includes both the Common Humanitarian Fund and the Emergency Response Fund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4"/>
          <table:table-cell office:value-type="string" table:number-columns-spanned="5" table:number-rows-spanned="1" table:style-name="ce43">
            <text:p>US$ millions</text:p>
          </table:table-cell>
          <table:covered-table-cell table:number-columns-repeated="4"/>
          <table:table-cell table:style-name="ce1">
            <draw:frame xmlns:presentation="urn:oasis:names:tc:opendocument:xmlns:presentation:1.0" draw:z-index="1" draw:id="id3" draw:style-name="a3" draw:name="Chart 1" svg:x="0.52083in" svg:y="0.1875in" svg:width="5in" svg:height="2.875in" style:rel-width="scale" style:rel-height="scale">
              <draw:object xlink:href="Object 4/" xlink:type="simple" xlink:show="embed" xlink:actuate="onLoad"/>
              <svg:desc/>
            </draw:frame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30">
            <text:p>Year</text:p>
          </table:table-cell>
          <table:table-cell office:value-type="float" office:value="2012" table:style-name="ce20">
            <text:p>2012</text:p>
          </table:table-cell>
          <table:table-cell office:value-type="float" office:value="2013" table:style-name="ce20">
            <text:p>2013</text:p>
          </table:table-cell>
          <table:table-cell office:value-type="float" office:value="2014" table:style-name="ce20">
            <text:p>2014</text:p>
          </table:table-cell>
          <table:table-cell office:value-type="float" office:value="2015" table:style-name="ce19">
            <text:p>2015</text:p>
          </table:table-cell>
          <table:table-cell office:value-type="float" office:value="2016" table:style-name="ce19">
            <text:p>2016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30">
            <text:p>CERF</text:p>
          </table:table-cell>
          <table:table-cell office:value-type="float" office:value="31.486287999999998" table:style-name="ce11">
            <text:p>31</text:p>
          </table:table-cell>
          <table:table-cell office:value-type="float" office:value="12.057344000000001" table:style-name="ce11">
            <text:p>12</text:p>
          </table:table-cell>
          <table:table-cell office:value-type="float" office:value="6.9563119999999996" table:style-name="ce11">
            <text:p>7</text:p>
          </table:table-cell>
          <table:table-cell office:value-type="float" office:value="14.840593" table:style-name="ce17">
            <text:p>15</text:p>
          </table:table-cell>
          <table:table-cell office:value-type="float" office:value="12.600313" table:style-name="ce5">
            <text:p>13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29">
            <text:p>CBPF</text:p>
          </table:table-cell>
          <table:table-cell office:value-type="float" office:value="88.951069000000004" table:style-name="ce18">
            <text:p>89</text:p>
          </table:table-cell>
          <table:table-cell office:value-type="float" office:value="72.656021999999993" table:style-name="ce18">
            <text:p>73</text:p>
          </table:table-cell>
          <table:table-cell office:value-type="float" office:value="47.945791" table:style-name="ce18">
            <text:p>48</text:p>
          </table:table-cell>
          <table:table-cell office:value-type="float" office:value="61.703570999999997" table:style-name="ce18">
            <text:p>62</text:p>
          </table:table-cell>
          <table:table-cell office:value-type="float" office:value="16.379355" table:style-name="ce7">
            <text:p>16</text:p>
          </table:table-cell>
          <table:table-cell table:number-columns-repeated="16377"/>
        </table:table-row>
        <table:table-row table:number-rows-repeated="1048568" table:style-name="ro1">
          <table:table-cell table:number-columns-repeated="16384"/>
        </table:table-row>
      </table:table>
      <table:table table:name="Fig__5" table:style-name="ta1">
        <table:table-column table:style-name="co1" table:default-cell-style-name="ce1"/>
        <table:table-column table:style-name="co6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">
            <text:p>Title:</text:p>
          </table:table-cell>
          <table:table-cell office:value-type="string" table:style-name="ce1">
            <text:p>Humanitarian funding to the Democratic Republic of the Congo 2016, by secto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ource:</text:p>
          </table:table-cell>
          <table:table-cell office:value-type="string" table:style-name="ce1">
            <text:p>Development Initiatives based on UN OCHA FTS data. Data downloaded and compiled 15 October 20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otes:</text:p>
          </table:table-cell>
          <table:table-cell office:value-type="string" table:style-name="ce1">
            <text:p>Other’ includes; Protection/Human Rights/Rule of Law, Shelter and non-food items, Agriculture, and Education.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8">
            <text:p>IASC Standard Sector</text:p>
          </table:table-cell>
          <table:table-cell office:value-type="string" table:style-name="ce14">
            <text:p>US$ mil</text:p>
          </table:table-cell>
          <table:table-cell office:value-type="string" table:style-name="ce9">
            <text:p>%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4">
            <text:p>Sector not yet specified</text:p>
          </table:table-cell>
          <table:table-cell office:value-type="float" office:value="196.69374999999999" table:style-name="ce15">
            <text:p>196.7</text:p>
          </table:table-cell>
          <table:table-cell office:value-type="percentage" office:value="0.4746688136246856" table:style-name="ce12">
            <text:p>47%</text:p>
          </table:table-cell>
          <table:table-cell/>
          <table:table-cell table:style-name="ce1">
            <draw:frame xmlns:presentation="urn:oasis:names:tc:opendocument:xmlns:presentation:1.0" draw:z-index="1" draw:id="id4" draw:style-name="a4" draw:name="Chart 1" svg:x="0.19792in" svg:y="0.17708in" svg:width="5in" svg:height="2.875in" style:rel-width="scale" style:rel-height="scale">
              <draw:object xlink:href="Object 5/" xlink:type="simple" xlink:show="embed" xlink:actuate="onLoad"/>
              <svg:desc/>
            </draw:frame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4">
            <text:p>Food</text:p>
          </table:table-cell>
          <table:table-cell office:value-type="float" office:value="97.602779999999996" table:style-name="ce15">
            <text:p>97.6</text:p>
          </table:table-cell>
          <table:table-cell office:value-type="percentage" office:value="0.23553872855172669" table:style-name="ce12">
            <text:p>24%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4">
            <text:p>Coordination and support services</text:p>
          </table:table-cell>
          <table:table-cell office:value-type="float" office:value="53.042740999999999" table:style-name="ce15">
            <text:p>53.0</text:p>
          </table:table-cell>
          <table:table-cell office:value-type="percentage" office:value="0.12800475328713531" table:style-name="ce12">
            <text:p>13%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4">
            <text:p>Health</text:p>
          </table:table-cell>
          <table:table-cell office:value-type="float" office:value="27.339459999999999" table:style-name="ce15">
            <text:p>27.3</text:p>
          </table:table-cell>
          <table:table-cell office:value-type="percentage" office:value="6.5976621236513849E-2" table:style-name="ce12">
            <text:p>7%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4">
            <text:p>Multi-sector</text:p>
          </table:table-cell>
          <table:table-cell office:value-type="float" office:value="13.196797" table:style-name="ce15">
            <text:p>13.2</text:p>
          </table:table-cell>
          <table:table-cell office:value-type="percentage" office:value="3.1847010775054162E-2" table:style-name="ce13">
            <text:p>3.2%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4">
            <text:p>Water and Sanitation</text:p>
          </table:table-cell>
          <table:table-cell office:value-type="float" office:value="9.5815789999999996" table:style-name="ce15">
            <text:p>9.6</text:p>
          </table:table-cell>
          <table:table-cell office:value-type="percentage" office:value="2.3122629654379976E-2" table:style-name="ce13">
            <text:p>2.3%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31">
            <text:p>Other</text:p>
          </table:table-cell>
          <table:table-cell office:value-type="float" office:value="16.923919000000001" table:style-name="ce16">
            <text:p>16.9</text:p>
          </table:table-cell>
          <table:table-cell office:value-type="percentage" office:value="4.0841442870504403E-2" table:style-name="ce21">
            <text:p>4.1%</text:p>
          </table:table-cell>
          <table:table-cell table:number-columns-repeated="16380"/>
        </table:table-row>
        <table:table-row table:number-rows-repeated="1048564" table:style-name="ro1">
          <table:table-cell table:number-columns-repeated="16384"/>
        </table:table-row>
      </table:table>
      <table:table table:name="Fig__6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Title:</text:p>
          </table:table-cell>
          <table:table-cell office:value-type="string" table:style-name="ce1">
            <text:p>International humanitarian assistance to the Democratic Republic of the Congo, 2012–20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ource:</text:p>
          </table:table-cell>
          <table:table-cell office:value-type="string" table:style-name="ce1">
            <text:p>Development Initiatives based on UN OCHA FTS data. Data downloaded and compiled 15 October 2016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2">
            <text:p>Year</text:p>
          </table:table-cell>
          <table:table-cell office:value-type="float" office:value="2012" table:style-name="ce30">
            <text:p>2012</text:p>
          </table:table-cell>
          <table:table-cell office:value-type="float" office:value="2013" table:style-name="ce30">
            <text:p>2013</text:p>
          </table:table-cell>
          <table:table-cell office:value-type="float" office:value="2014" table:style-name="ce30">
            <text:p>2014</text:p>
          </table:table-cell>
          <table:table-cell office:value-type="float" office:value="2015" table:style-name="ce30">
            <text:p>2015</text:p>
          </table:table-cell>
          <table:table-cell office:value-type="float" office:value="2016" table:style-name="ce3">
            <text:p>2016</text:p>
          </table:table-cell>
          <table:table-cell table:style-name="ce34">
            <draw:frame xmlns:presentation="urn:oasis:names:tc:opendocument:xmlns:presentation:1.0" draw:z-index="1" draw:id="id5" draw:style-name="a5" draw:name="Chart 1" svg:x="0.38542in" svg:y="0.19792in" svg:width="5in" svg:height="2.875in" style:rel-width="scale" style:rel-height="scale">
              <draw:object xlink:href="Object 6/" xlink:type="simple" xlink:show="embed" xlink:actuate="onLoad"/>
              <svg:desc/>
            </draw:frame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">
            <text:p>US$ mil</text:p>
          </table:table-cell>
          <table:table-cell office:value-type="float" office:value="648.68860600000005" table:style-name="ce33">
            <text:p>649</text:p>
          </table:table-cell>
          <table:table-cell office:value-type="float" office:value="741.097534" table:style-name="ce33">
            <text:p>741</text:p>
          </table:table-cell>
          <table:table-cell office:value-type="float" office:value="575.11194599999999" table:style-name="ce33">
            <text:p>575</text:p>
          </table:table-cell>
          <table:table-cell office:value-type="float" office:value="513.53925900000002" table:style-name="ce33">
            <text:p>514</text:p>
          </table:table-cell>
          <table:table-cell office:value-type="float" office:value="414.38102600000002" table:style-name="ce32">
            <text:p>414</text:p>
          </table:table-cell>
          <table:table-cell table:style-name="ce35"/>
          <table:table-cell table:number-columns-repeated="16376"/>
        </table:table-row>
        <table:table-row table:number-rows-repeated="1048570" table:style-name="ro1">
          <table:table-cell table:number-columns-repeated="16384"/>
        </table:table-row>
      </table:table>
      <table:table table:name="Fig__7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Title:</text:p>
          </table:table-cell>
          <table:table-cell office:value-type="string" table:style-name="ce1">
            <text:p>Largest 10 donors to the Democratic Republic of the Congo, 2012–20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ource:</text:p>
          </table:table-cell>
          <table:table-cell office:value-type="string" table:style-name="ce1">
            <text:p>Development Initiatives based on UN OCHA FTS data. Data downloaded and compiled 15 October 20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otes:</text:p>
          </table:table-cell>
          <table:table-cell office:value-type="string" table:style-name="ce10">
            <text:p>Carry-over (donors not specified) has been omitted from this chart, if included it would feature as the fifth-largest donor. EU Institutions represent ECHO and the European Commission. UK: United Kingdom; US: United States; CHF: Common Humanitarian Fund; CERF: Central Emergency Response Fund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36">
            <text:p>Donor</text:p>
          </table:table-cell>
          <table:table-cell office:value-type="string" table:style-name="ce36">
            <text:p>US$ mil</text:p>
          </table:table-cell>
          <table:table-cell/>
          <table:table-cell table:style-name="ce1">
            <draw:frame xmlns:presentation="urn:oasis:names:tc:opendocument:xmlns:presentation:1.0" draw:z-index="1" draw:id="id6" draw:style-name="a6" draw:name="Chart 1" svg:x="0.25in" svg:y="0.15625in" svg:width="5in" svg:height="2.875in" style:rel-width="scale" style:rel-height="scale">
              <draw:object xlink:href="Object 7/" xlink:type="simple" xlink:show="embed" xlink:actuate="onLoad"/>
              <svg:desc/>
            </draw:frame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36">
            <text:p>US</text:p>
          </table:table-cell>
          <table:table-cell office:value-type="float" office:value="860.85800600000005" table:style-name="ce37">
            <text:p>861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36">
            <text:p>EU Institutions</text:p>
          </table:table-cell>
          <table:table-cell office:value-type="float" office:value="389.10083400000002" table:style-name="ce37">
            <text:p>389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36">
            <text:p>UK</text:p>
          </table:table-cell>
          <table:table-cell office:value-type="float" office:value="293.94554099999999" table:style-name="ce37">
            <text:p>294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36">
            <text:p>CHF</text:p>
          </table:table-cell>
          <table:table-cell office:value-type="float" office:value="286.242482" table:style-name="ce37">
            <text:p>286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36">
            <text:p>Sweden</text:p>
          </table:table-cell>
          <table:table-cell office:value-type="float" office:value="142.33762999999999" table:style-name="ce37">
            <text:p>142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36">
            <text:p>Germany</text:p>
          </table:table-cell>
          <table:table-cell office:value-type="float" office:value="133.85330200000001" table:style-name="ce37">
            <text:p>134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36">
            <text:p>Japan</text:p>
          </table:table-cell>
          <table:table-cell office:value-type="float" office:value="108.3" table:style-name="ce37">
            <text:p>108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36">
            <text:p>Belgium</text:p>
          </table:table-cell>
          <table:table-cell office:value-type="float" office:value="91.934493000000003" table:style-name="ce37">
            <text:p>92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36">
            <text:p>Canada</text:p>
          </table:table-cell>
          <table:table-cell office:value-type="float" office:value="91.674268999999995" table:style-name="ce37">
            <text:p>92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36">
            <text:p>Private (individuals &amp; organisations)</text:p>
          </table:table-cell>
          <table:table-cell office:value-type="float" office:value="88.641998999999998" table:style-name="ce37">
            <text:p>89</text:p>
          </table:table-cell>
          <table:table-cell table:number-columns-repeated="16381"/>
        </table:table-row>
        <table:table-row table:number-rows-repeated="10485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36">
      <number:number number:decimal-places="1" number:min-integer-digits="1"/>
    </number:number-style>
    <number:percentage-style style:name="N37">
      <number:number number:decimal-places="1" number:min-integer-digits="1"/>
      <number:text>%</number:text>
    </number:percentage-style>
    <style:style style:name="_50_0_37__32_-_32_Accent1_32_2" style:display-name="20% - Accent1 2" style:family="table-cell" style:data-style-name="N0">
      <style:table-cell-properties fo:background-color="#DBE5F1"/>
      <style:text-properties fo:color="#000000"/>
    </style:style>
    <style:style style:name="_50_0_37__32_-_32_Accent2_32_2" style:display-name="20% - Accent2 2" style:family="table-cell" style:data-style-name="N0">
      <style:table-cell-properties fo:background-color="#F2DDDC"/>
      <style:text-properties fo:color="#000000"/>
    </style:style>
    <style:style style:name="_50_0_37__32_-_32_Accent3_32_2" style:display-name="20% - Accent3 2" style:family="table-cell" style:data-style-name="N0">
      <style:table-cell-properties fo:background-color="#EAF1DD"/>
      <style:text-properties fo:color="#000000"/>
    </style:style>
    <style:style style:name="_50_0_37__32_-_32_Accent4_32_2" style:display-name="20% - Accent4 2" style:family="table-cell" style:data-style-name="N0">
      <style:table-cell-properties fo:background-color="#E5E0EC"/>
      <style:text-properties fo:color="#000000"/>
    </style:style>
    <style:style style:name="_50_0_37__32_-_32_Accent5_32_2" style:display-name="20% - Accent5 2" style:family="table-cell" style:data-style-name="N0">
      <style:table-cell-properties fo:background-color="#DBEEF3"/>
      <style:text-properties fo:color="#000000"/>
    </style:style>
    <style:style style:name="_50_0_37__32_-_32_Accent6_32_2" style:display-name="20% - Accent6 2" style:family="table-cell" style:data-style-name="N0">
      <style:table-cell-properties fo:background-color="#FDE9D9"/>
      <style:text-properties fo:color="#000000"/>
    </style:style>
    <style:style style:name="_52_0_37__32_-_32_Accent1_32_2" style:display-name="40% - Accent1 2" style:family="table-cell" style:data-style-name="N0">
      <style:table-cell-properties fo:background-color="#B8CCE4"/>
      <style:text-properties fo:color="#000000"/>
    </style:style>
    <style:style style:name="_52_0_37__32_-_32_Accent2_32_2" style:display-name="40% - Accent2 2" style:family="table-cell" style:data-style-name="N0">
      <style:table-cell-properties fo:background-color="#E6B9B8"/>
      <style:text-properties fo:color="#000000"/>
    </style:style>
    <style:style style:name="_52_0_37__32_-_32_Accent3_32_2" style:display-name="40% - Accent3 2" style:family="table-cell" style:data-style-name="N0">
      <style:table-cell-properties fo:background-color="#D7E4BC"/>
      <style:text-properties fo:color="#000000"/>
    </style:style>
    <style:style style:name="_52_0_37__32_-_32_Accent4_32_2" style:display-name="40% - Accent4 2" style:family="table-cell" style:data-style-name="N0">
      <style:table-cell-properties fo:background-color="#CCC0DA"/>
      <style:text-properties fo:color="#000000"/>
    </style:style>
    <style:style style:name="_52_0_37__32_-_32_Accent5_32_2" style:display-name="40% - Accent5 2" style:family="table-cell" style:data-style-name="N0">
      <style:table-cell-properties fo:background-color="#B6DDE8"/>
      <style:text-properties fo:color="#000000"/>
    </style:style>
    <style:style style:name="_52_0_37__32_-_32_Accent6_32_2" style:display-name="40% - Accent6 2" style:family="table-cell" style:data-style-name="N0">
      <style:table-cell-properties fo:background-color="#FCD5B4"/>
      <style:text-properties fo:color="#000000"/>
    </style:style>
    <style:style style:name="_54_0_37__32_-_32_Accent1_32_2" style:display-name="60% - Accent1 2" style:family="table-cell" style:data-style-name="N0">
      <style:table-cell-properties fo:background-color="#95B3D7"/>
      <style:text-properties fo:color="#FFFFFF"/>
    </style:style>
    <style:style style:name="_54_0_37__32_-_32_Accent2_32_2" style:display-name="60% - Accent2 2" style:family="table-cell" style:data-style-name="N0">
      <style:table-cell-properties fo:background-color="#D99795"/>
      <style:text-properties fo:color="#FFFFFF"/>
    </style:style>
    <style:style style:name="_54_0_37__32_-_32_Accent3_32_2" style:display-name="60% - Accent3 2" style:family="table-cell" style:data-style-name="N0">
      <style:table-cell-properties fo:background-color="#C2D69A"/>
      <style:text-properties fo:color="#FFFFFF"/>
    </style:style>
    <style:style style:name="_54_0_37__32_-_32_Accent4_32_2" style:display-name="60% - Accent4 2" style:family="table-cell" style:data-style-name="N0">
      <style:table-cell-properties fo:background-color="#B2A1C7"/>
      <style:text-properties fo:color="#FFFFFF"/>
    </style:style>
    <style:style style:name="_54_0_37__32_-_32_Accent5_32_2" style:display-name="60% - Accent5 2" style:family="table-cell" style:data-style-name="N0">
      <style:table-cell-properties fo:background-color="#93CDDD"/>
      <style:text-properties fo:color="#FFFFFF"/>
    </style:style>
    <style:style style:name="_54_0_37__32_-_32_Accent6_32_2" style:display-name="60% - Accent6 2" style:family="table-cell" style:data-style-name="N0">
      <style:table-cell-properties fo:background-color="#FAC090"/>
      <style:text-properties fo:color="#FFFFFF"/>
    </style:style>
    <style:style style:name="Accent1_32_2" style:display-name="Accent1 2" style:family="table-cell" style:data-style-name="N0">
      <style:table-cell-properties fo:background-color="#4F81BD"/>
      <style:text-properties fo:color="#FFFFFF"/>
    </style:style>
    <style:style style:name="Accent2_32_2" style:display-name="Accent2 2" style:family="table-cell" style:data-style-name="N0">
      <style:table-cell-properties fo:background-color="#C0504D"/>
      <style:text-properties fo:color="#FFFFFF"/>
    </style:style>
    <style:style style:name="Accent3_32_2" style:display-name="Accent3 2" style:family="table-cell" style:data-style-name="N0">
      <style:table-cell-properties fo:background-color="#9BBB59"/>
      <style:text-properties fo:color="#FFFFFF"/>
    </style:style>
    <style:style style:name="Accent4_32_2" style:display-name="Accent4 2" style:family="table-cell" style:data-style-name="N0">
      <style:table-cell-properties fo:background-color="#8064A2"/>
      <style:text-properties fo:color="#FFFFFF"/>
    </style:style>
    <style:style style:name="Accent5_32_2" style:display-name="Accent5 2" style:family="table-cell" style:data-style-name="N0">
      <style:table-cell-properties fo:background-color="#4BACC6"/>
      <style:text-properties fo:color="#FFFFFF"/>
    </style:style>
    <style:style style:name="Accent6_32_2" style:display-name="Accent6 2" style:family="table-cell" style:data-style-name="N0">
      <style:table-cell-properties fo:background-color="#F79646"/>
      <style:text-properties fo:color="#FFFFFF"/>
    </style:style>
    <style:style style:name="Bad_32_2" style:display-name="Bad 2" style:family="table-cell" style:data-style-name="N0">
      <style:table-cell-properties fo:background-color="#FFC7CE"/>
      <style:text-properties fo:color="#9C0006"/>
    </style:style>
    <style:style style:name="Calculation_32_2" style:display-name="Calculation 2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_32_2" style:display-name="Check Cell 2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_32_2" style:display-name="Explanatory Text 2" style:family="table-cell" style:data-style-name="N0">
      <style:text-properties fo:color="#7F7F7F" fo:font-style="italic" style:font-style-asian="italic" style:font-style-complex="italic"/>
    </style:style>
    <style:style style:name="Good_32_2" style:display-name="Good 2" style:family="table-cell" style:data-style-name="N0">
      <style:table-cell-properties fo:background-color="#C6EFCE"/>
      <style:text-properties fo:color="#006100"/>
    </style:style>
    <style:style style:name="Heading_32_1_32_2" style:display-name="Heading 1 2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2_32_2" style:display-name="Heading 2 2" style:family="table-cell" style:data-style-name="N0">
      <style:table-cell-properties fo:border-top="none" fo:border-bottom="thick solid #A8C0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3_32_2" style:display-name="Heading 3 2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4_32_2" style:display-name="Heading 4 2" style:family="table-cell" style:data-style-name="N0">
      <style:text-properties fo:color="#1F497D" fo:font-weight="bold" style:font-weight-asian="bold" style:font-weight-complex="bold"/>
    </style:style>
    <style:style style:name="Input_32_2" style:display-name="Input 2" style:family="table-cell" style:data-style-name="N0">
      <style:table-cell-properties fo:border="thin solid #7F7F7F" fo:background-color="#FFCC99"/>
      <style:text-properties fo:color="#3F3F76"/>
    </style:style>
    <style:style style:name="Linked_32_Cell_32_2" style:display-name="Linked Cell 2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_32_2" style:display-name="Neutral 2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_32_2" style:display-name="Note 2" style:family="table-cell" style:data-style-name="N0">
      <style:table-cell-properties fo:border="thin solid #B2B2B2" fo:background-color="#FFFFCC"/>
    </style:style>
    <style:style style:name="Output_32_2" style:display-name="Output 2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_32_2" style:display-name="Title 2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otal_32_2" style:display-name="Total 2" style:family="table-cell" style:data-style-name="N0">
      <style:table-cell-properties fo:border-top="thin solid #4F81BD" fo:border-bottom="thin double #4F81BD" fo:border-left="none" fo:border-right="none"/>
      <style:text-properties fo:color="#000000" fo:font-weight="bold" style:font-weight-asian="bold" style:font-weight-complex="bold"/>
    </style:style>
    <style:style style:name="Warning_32_Text_32_2" style:display-name="Warning Text 2" style:family="table-cell" style:data-style-name="N0">
      <style:text-properties fo:color="#FF0000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matthewj</meta:initial-creator>
    <dc:creator>Simon M</dc:creator>
    <meta:creation-date>2016-10-17T12:39:44Z</meta:creation-date>
    <dc:date>2016-10-18T11:13:59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dash" draw:stroke-dash="a1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0S0P6">
      <style:graphic-properties draw:fill="solid" draw:fill-color="#c0504d" draw:opacity="100%" draw:stroke="non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8"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75" chart:overlap="-25"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07.6pt" svg:width="360.0pt" chart:style-name="Crt0">
        <chart:plot-area chart:style-name="Plt0">
          <chart:axis chart:dimension="x" chart:name="primary-x" chart:style-name="Axs0">
            <chart:categories table:cell-range-address="Fig__1.$B$6:.$B$15"/>
          </chart:axis>
          <chart:axis chart:dimension="y" chart:name="primary-y" chart:style-name="Axs1">
            <chart:title chart:style-name="AT01">
              <text:p text:style-name="a0" text:class-names="" text:cond-style-name="">US$ millions</text:p>
            </chart:title>
            <chart:grid chart:class="major" chart:style-name="GMa1"/>
          </chart:axis>
          <chart:series chart:label-cell-address="Fig__1.$C$5" chart:values-cell-range-address="Fig__1.$C$6:.$C$15" chart:class="chart:bar" chart:attached-axis="primary-y" chart:style-name="G0S0">
            <chart:data-point chart:repeated="6"/>
            <chart:data-point chart:style-name="G0S0P6"/>
            <chart:data-point/>
            <chart:data-point chart:style-name="G0S0P8"/>
            <chart:data-point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display-name="Dash" draw:style="rect" draw:dots1="1" draw:dots1-length="0.03125in" draw:dots2="0" draw:dots2-length="0in" draw:distance="0.03125in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36">
      <number:number number:decimal-places="1" number:min-integer-digits="1"/>
    </number:number-style>
    <style:style style:family="chart" style:name="Axs2" style:data-style-name="N13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dash" draw:stroke-dash="a1" svg:stroke-width="0.01042in" svg:stroke-color="#868686" svg:stroke-opacity="100%" draw:stroke-linejoin="round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fals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 style:data-style-name="N0">
      <style:chart-properties chart:symbol-type="none" chart:connect-bars="false" chart:solid-type="cuboid" chart:stacked="false" chart:percentage="false" chart:link-data-style-to-source="true" chart:data-label-number="none" chart:data-label-text="false" chart:data-label-symbol="false"/>
      <style:graphic-properties draw:fill="none" draw:stroke="solid" svg:stroke-width="0.03125in" svg:stroke-color="#98b954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/>
      <style:graphic-properties draw:fill="solid" draw:fill-color="#c0504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P2" style:data-style-name="N0">
      <style:chart-properties chart:link-data-style-to-source="true" chart:data-label-number="value" chart:data-label-text="false" chart:data-label-symbol="false"/>
      <style:graphic-properties draw:fill="solid" draw:fill-color="#c0504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6">
      <style:chart-properties chart:gap-width="75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07.6pt" svg:width="360.0pt" chart:style-name="Crt0"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Fig__2.$B$6:.$B$10"/>
          </chart:axis>
          <chart:axis chart:dimension="y" chart:name="primary-y" chart:style-name="Axs1">
            <chart:title chart:style-name="AT01">
              <text:p text:style-name="a0" text:class-names="" text:cond-style-name="">US$ millions</text:p>
            </chart:title>
            <chart:grid chart:class="major" chart:style-name="GMa1"/>
          </chart:axis>
          <chart:axis chart:dimension="y" chart:name="secondary-y" chart:style-name="Axs2"/>
          <chart:axis chart:dimension="x" chart:name="secondary-X" chart:style-name="Axs3">
            <chart:categories table:cell-range-address="Fig__2.$B$6:.$B$10"/>
          </chart:axis>
          <chart:series chart:label-cell-address="Fig__2.$C$5" chart:values-cell-range-address="Fig__2.$C$6:.$C$10" chart:class="chart:bar" chart:attached-axis="primary-y" chart:style-name="G0S0">
            <chart:data-point chart:repeated="5"/>
          </chart:series>
          <chart:series chart:label-cell-address="Fig__2.$D$5" chart:values-cell-range-address="Fig__2.$D$6:.$D$10" chart:class="chart:bar" chart:attached-axis="primary-y" chart:style-name="G0S1">
            <chart:data-point chart:repeated="2"/>
            <chart:data-point chart:style-name="G0S1P2"/>
            <chart:data-point chart:repeated="2"/>
          </chart:series>
          <chart:series chart:label-cell-address="Fig__2.$E$5" chart:values-cell-range-address="Fig__2.$E$6:.$E$10" chart:class="chart:line" chart:attached-axis="secondary-y" chart:style-name="G1S0"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display-name="Dash" draw:style="rect" draw:dots1="1" draw:dots1-length="0.03125in" draw:dots2="0" draw:dots2-length="0in" draw:distance="0.03125in"/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0S1P4">
      <style:graphic-properties draw:fill="solid" draw:fill-color="#4198af" draw:opacity="100%" draw:stroke="none"/>
    </style:style>
    <style:style style:family="chart" style:name="G0S1P5">
      <style:graphic-properties draw:fill="solid" draw:fill-color="#db843d" draw:opacity="100%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0" style:data-style-name="N0">
      <style:chart-properties chart:link-data-style-to-source="true" chart:data-label-number="value" chart:data-label-text="true" chart:data-label-symbol="false"/>
      <style:graphic-properties draw:fill="solid" draw:fill-color="#4572a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 style:data-style-name="N0">
      <style:chart-properties chart:link-data-style-to-source="true" chart:data-label-number="value" chart:data-label-text="true" chart:data-label-symbol="false"/>
      <style:graphic-properties draw:fill="solid" draw:fill-color="#aa464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2" style:data-style-name="N0">
      <style:chart-properties chart:link-data-style-to-source="true" chart:data-label-number="value" chart:data-label-text="true" chart:data-label-symbol="false"/>
      <style:graphic-properties draw:fill="solid" draw:fill-color="#89a54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 style:data-style-name="N0">
      <style:chart-properties chart:link-data-style-to-source="true" chart:data-label-number="value" chart:data-label-text="true" chart:data-label-symbol="false"/>
      <style:graphic-properties draw:fill="solid" draw:fill-color="#71588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 style:data-style-name="N0">
      <style:chart-properties chart:link-data-style-to-source="true" chart:data-label-number="value" chart:data-label-text="true" chart:data-label-symbol="false"/>
      <style:graphic-properties draw:fill="solid" draw:fill-color="#4198a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5" style:data-style-name="N0">
      <style:chart-properties chart:link-data-style-to-source="true" chart:data-label-number="value" chart:data-label-text="true" chart:data-label-symbol="false"/>
      <style:graphic-properties draw:fill="solid" draw:fill-color="#db843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P0">
      <style:graphic-properties draw:fill="solid" draw:fill-color="#4572a7" draw:opacity="100%" draw:stroke="none"/>
    </style:style>
    <style:style style:family="chart" style:name="G0S1" style:data-style-name="N0">
      <style:chart-properties chart:symbol-type="none" chart:connect-bars="false" chart:pie-offset="0" chart:solid-type="cuboid" chart:link-data-style-to-source="true" chart:data-label-number="percentage" chart:data-label-text="true" chart:data-label-symbol="false"/>
      <style:graphic-properties draw:fill="solid" draw:fill-color="#c0504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P1">
      <style:graphic-properties draw:fill="solid" draw:fill-color="#aa4643" draw:opacity="100%" draw:stroke="none"/>
    </style:style>
    <style:style style:family="chart" style:name="G0S1P2">
      <style:graphic-properties draw:fill="solid" draw:fill-color="#89a54e" draw:opacity="100%" draw:stroke="none"/>
    </style:style>
    <style:style style:family="chart" style:name="G0S1P3">
      <style:graphic-properties draw:fill="solid" draw:fill-color="#71588f" draw:opacity="100%" draw:stroke="none"/>
    </style:style>
  </office:automatic-styles>
  <office:body>
    <office:chart>
      <chart:chart chart:class="chart:circle" svg:height="207.0pt" svg:width="360.0pt" chart:style-name="Crt0">
        <chart:plot-area chart:style-name="Plt0">
          <chart:axis chart:dimension="x">
            <chart:categories table:cell-range-address="Fig__3.$B$5:.$B$10"/>
          </chart:axis>
          <chart:axis chart:dimension="y"/>
          <chart:series chart:label-cell-address="Fig__3.$C$4" chart:values-cell-range-address="Fig__3.$C$5:.$C$10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</chart:series>
          <chart:series chart:label-cell-address="Fig__3.$D$4" chart:values-cell-range-address="Fig__3.$D$5:.$D$10" chart:class="chart:circle" chart:attached-axis="primary-y" chart:style-name="G0S1">
            <chart:data-point chart:style-name="G0S1P0"/>
            <chart:data-point chart:style-name="G0S1P1"/>
            <chart:data-point chart:style-name="G0S1P2"/>
            <chart:data-point chart:style-name="G0S1P3"/>
            <chart:data-point chart:style-name="G0S1P4"/>
            <chart:data-point chart:style-name="G0S1P5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dash" draw:stroke-dash="a1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/>
      <style:graphic-properties draw:fill="solid" draw:fill-color="#c0504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07.0pt" svg:width="360.0pt" chart:style-name="Crt0">
        <chart:legend chart:legend-position="end" chart:legend-align="center" chart:style-name="Lgnd"/>
        <chart:plot-area chart:style-name="Plt0">
          <chart:axis chart:dimension="x" chart:name="primary-x" chart:style-name="Axs0">
            <chart:categories table:cell-range-address="Fig__4.$C$6:.$G$6"/>
          </chart:axis>
          <chart:axis chart:dimension="y" chart:name="primary-y" chart:style-name="Axs1">
            <chart:title chart:style-name="AT01">
              <text:p text:style-name="a0" text:class-names="" text:cond-style-name="">US$ millions</text:p>
            </chart:title>
            <chart:grid chart:class="major" chart:style-name="GMa1"/>
          </chart:axis>
          <chart:series chart:label-cell-address="Fig__4.$B$7" chart:values-cell-range-address="Fig__4.$C$7:.$G$7" chart:class="chart:bar" chart:attached-axis="primary-y" chart:style-name="G0S0">
            <chart:data-point chart:repeated="5"/>
          </chart:series>
          <chart:series chart:label-cell-address="Fig__4.$B$8" chart:values-cell-range-address="Fig__4.$C$8:.$G$8" chart:class="chart:bar" chart:attached-axis="primary-y" chart:style-name="G0S1">
            <chart:data-point chart:repeated="5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display-name="Dash" draw:style="rect" draw:dots1="1" draw:dots1-length="0.03125in" draw:dots2="0" draw:dots2-length="0in" draw:distance="0.03125in"/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0S1P4">
      <style:graphic-properties draw:fill="solid" draw:fill-color="#4198af" draw:opacity="100%" draw:stroke="none"/>
    </style:style>
    <style:style style:family="chart" style:name="G0S1P5">
      <style:graphic-properties draw:fill="solid" draw:fill-color="#db843d" draw:opacity="100%" draw:stroke="none"/>
    </style:style>
    <style:style style:family="chart" style:name="G0S1P6">
      <style:graphic-properties draw:fill="solid" draw:fill-color="#93a9cf" draw:opacity="100%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0" style:data-style-name="N0">
      <style:chart-properties chart:link-data-style-to-source="true" chart:data-label-number="value" chart:data-label-text="true" chart:data-label-symbol="false"/>
      <style:graphic-properties draw:fill="solid" draw:fill-color="#4572a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 style:data-style-name="N0">
      <style:chart-properties chart:link-data-style-to-source="true" chart:data-label-number="value" chart:data-label-text="true" chart:data-label-symbol="false"/>
      <style:graphic-properties draw:fill="solid" draw:fill-color="#aa464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2" style:data-style-name="N0">
      <style:chart-properties chart:link-data-style-to-source="true" chart:data-label-number="value" chart:data-label-text="true" chart:data-label-symbol="false"/>
      <style:graphic-properties draw:fill="solid" draw:fill-color="#89a54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 style:data-style-name="N0">
      <style:chart-properties chart:link-data-style-to-source="true" chart:data-label-number="value" chart:data-label-text="true" chart:data-label-symbol="false"/>
      <style:graphic-properties draw:fill="solid" draw:fill-color="#71588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 style:data-style-name="N0">
      <style:chart-properties chart:link-data-style-to-source="true" chart:data-label-number="value" chart:data-label-text="true" chart:data-label-symbol="false"/>
      <style:graphic-properties draw:fill="solid" draw:fill-color="#4198a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5" style:data-style-name="N0">
      <style:chart-properties chart:link-data-style-to-source="true" chart:data-label-number="value" chart:data-label-text="true" chart:data-label-symbol="false"/>
      <style:graphic-properties draw:fill="solid" draw:fill-color="#db843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6" style:data-style-name="N0">
      <style:chart-properties chart:link-data-style-to-source="true" chart:data-label-number="value" chart:data-label-text="true" chart:data-label-symbol="false"/>
      <style:graphic-properties draw:fill="solid" draw:fill-color="#93a9c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P0">
      <style:graphic-properties draw:fill="solid" draw:fill-color="#4572a7" draw:opacity="100%" draw:stroke="none"/>
    </style:style>
    <style:style style:family="chart" style:name="G0S1" style:data-style-name="N0">
      <style:chart-properties chart:symbol-type="none" chart:connect-bars="false" chart:pie-offset="0" chart:solid-type="cuboid" chart:link-data-style-to-source="true" chart:data-label-number="percentage" chart:data-label-text="true" chart:data-label-symbol="false"/>
      <style:graphic-properties draw:fill="solid" draw:fill-color="#c0504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P1">
      <style:graphic-properties draw:fill="solid" draw:fill-color="#aa4643" draw:opacity="100%" draw:stroke="none"/>
    </style:style>
    <style:style style:family="chart" style:name="G0S1P2">
      <style:graphic-properties draw:fill="solid" draw:fill-color="#89a54e" draw:opacity="100%" draw:stroke="none"/>
    </style:style>
    <style:style style:family="chart" style:name="G0S1P3">
      <style:graphic-properties draw:fill="solid" draw:fill-color="#71588f" draw:opacity="100%" draw:stroke="none"/>
    </style:style>
  </office:automatic-styles>
  <office:body>
    <office:chart>
      <chart:chart chart:class="chart:circle" svg:height="207.0pt" svg:width="360.0pt" chart:style-name="Crt0">
        <chart:plot-area chart:style-name="Plt0">
          <chart:axis chart:dimension="x">
            <chart:categories table:cell-range-address="Fig__5.$B$6:.$B$12"/>
          </chart:axis>
          <chart:axis chart:dimension="y"/>
          <chart:series chart:label-cell-address="Fig__5.$C$5" chart:values-cell-range-address="Fig__5.$C$6:.$C$12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</chart:series>
          <chart:series chart:label-cell-address="Fig__5.$D$5" chart:values-cell-range-address="Fig__5.$D$6:.$D$12" chart:class="chart:circle" chart:attached-axis="primary-y" chart:style-name="G0S1">
            <chart:data-point chart:style-name="G0S1P0"/>
            <chart:data-point chart:style-name="G0S1P1"/>
            <chart:data-point chart:style-name="G0S1P2"/>
            <chart:data-point chart:style-name="G0S1P3"/>
            <chart:data-point chart:style-name="G0S1P4"/>
            <chart:data-point chart:style-name="G0S1P5"/>
            <chart:data-point chart:style-name="G0S1P6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dash" draw:stroke-dash="a1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/>
      <style:graphic-properties draw:fill="solid" draw:fill-color="#c0504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75" chart:overlap="-25"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07.0pt" svg:width="360.0pt" chart:style-name="Crt0">
        <chart:plot-area chart:style-name="Plt0">
          <chart:axis chart:dimension="x" chart:name="primary-x" chart:style-name="Axs0">
            <chart:categories table:cell-range-address="Fig__6.$C$5:.$G$5"/>
          </chart:axis>
          <chart:axis chart:dimension="y" chart:name="primary-y" chart:style-name="Axs1">
            <chart:title chart:style-name="AT01">
              <text:p text:style-name="a0" text:class-names="" text:cond-style-name="">US$ millions</text:p>
            </chart:title>
            <chart:grid chart:class="major" chart:style-name="GMa1"/>
          </chart:axis>
          <chart:series chart:label-cell-address="Fig__6.$B$6" chart:values-cell-range-address="Fig__6.$C$6:.$G$6" chart:class="chart:bar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display-name="SysDash" draw:style="rect" draw:dots1="1" draw:dots1-length="0.01042in" draw:dots2="0" draw:dots2-length="0in" draw:distance="0.01042in"/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dash" draw:stroke-dash="a1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0S0P3">
      <style:graphic-properties draw:fill="solid" draw:fill-color="#c0504d" draw:opacity="100%" draw:stroke="non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75" chart:overlap="-25"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07.0pt" svg:width="360.0pt" chart:style-name="Crt0">
        <chart:plot-area chart:style-name="Plt0">
          <chart:axis chart:dimension="x" chart:name="primary-x" chart:style-name="Axs0">
            <chart:categories table:cell-range-address="Fig__7.$B$6:.$B$15"/>
          </chart:axis>
          <chart:axis chart:dimension="y" chart:name="primary-y" chart:style-name="Axs1">
            <chart:title chart:style-name="AT01">
              <text:p text:style-name="a0" text:class-names="" text:cond-style-name="">US$ millions</text:p>
            </chart:title>
            <chart:grid chart:class="major" chart:style-name="GMa1"/>
          </chart:axis>
          <chart:series chart:label-cell-address="Fig__7.$C$5" chart:values-cell-range-address="Fig__7.$C$6:.$C$15" chart:class="chart:bar" chart:attached-axis="primary-y" chart:style-name="G0S0">
            <chart:data-point chart:repeated="3"/>
            <chart:data-point chart:style-name="G0S0P3"/>
            <chart:data-point chart:repeated="6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display-name="SysDash" draw:style="rect" draw:dots1="1" draw:dots1-length="0.01042in" draw:dots2="0" draw:dots2-length="0in" draw:distance="0.01042in"/>
  </office:styles>
</office:document-styles>
</file>